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1</text:p>
      <text:p text:style-name="Standard"><text:span text:style-name="T2"><draw:frame draw:style-name="a0" draw:name="Рисунок 1" text:anchor-type="as-char" svg:x="0in" svg:y="0in" svg:width="3.54122in" svg:height="1.12486in" style:rel-width="scale" style:rel-height="scale"><draw:image xlink:href="media/image1.png" xlink:type="simple" xlink:show="embed" xlink:actuate="onLoad"/><svg:title/><svg:desc/></draw:frame></text:span></text:p>
      <text:p text:style-name="Standard">2</text:p>
      <text:p text:style-name="Standard"><text:span text:style-name="T3"><draw:frame draw:style-name="a1" draw:name="Рисунок 2" text:anchor-type="as-char" svg:x="0in" svg:y="0in" svg:width="6.69306in" svg:height="0.25972in" style:rel-width="scale" style:rel-height="scale"><draw:image xlink:href="media/image2.png" xlink:type="simple" xlink:show="embed" xlink:actuate="onLoad"/><svg:title/><svg:desc/></draw:frame></text:span></text:p>
      <text:p text:style-name="Standard">3</text:p>
      <text:p text:style-name="Standard"><text:span text:style-name="T4"><draw:frame draw:style-name="a2" draw:name="Рисунок 3" text:anchor-type="as-char" svg:x="0in" svg:y="0in" svg:width="3.48915in" svg:height="0.4062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5"><draw:frame draw:style-name="a3" draw:name="Рисунок 4" text:anchor-type="as-char" svg:x="0in" svg:y="0in" svg:width="2.29138in" svg:height="0.62492in" style:rel-width="scale" style:rel-height="scale"><draw:image xlink:href="media/image4.png" xlink:type="simple" xlink:show="embed" xlink:actuate="onLoad"/><svg:title/><svg:desc/></draw:frame></text:span></text:p>
      <text:p text:style-name="Standard">4</text:p>
      <text:p text:style-name="Standard"><text:span text:style-name="T6"><draw:frame draw:style-name="a4" draw:name="Рисунок 5" text:anchor-type="as-char" svg:x="0in" svg:y="0in" svg:width="0.66658in" svg:height="0.62492in" style:rel-width="scale" style:rel-height="scale"><draw:image xlink:href="media/image5.png" xlink:type="simple" xlink:show="embed" xlink:actuate="onLoad"/><svg:title/><svg:desc/></draw:frame></text:span><text:span text:style-name="T7"><draw:frame draw:style-name="a5" draw:name="Рисунок 6" text:anchor-type="as-char" svg:x="0in" svg:y="0in" svg:width="0.677in" svg:height="0.62492in" style:rel-width="scale" style:rel-height="scale"><draw:image xlink:href="media/image6.png" xlink:type="simple" xlink:show="embed" xlink:actuate="onLoad"/><svg:title/><svg:desc/></draw:frame></text:span><text:span text:style-name="T8"><draw:frame draw:style-name="a6" draw:name="Рисунок 7" text:anchor-type="as-char" svg:x="0in" svg:y="0in" svg:width="0.65617in" svg:height="0.62492in" style:rel-width="scale" style:rel-height="scale"><draw:image xlink:href="media/image7.png" xlink:type="simple" xlink:show="embed" xlink:actuate="onLoad"/><svg:title/><svg:desc/></draw:frame></text:span><text:tab/><text:span text:style-name="T9"><draw:frame draw:style-name="a7" draw:name="Рисунок 8" text:anchor-type="as-char" svg:x="0in" svg:y="0in" svg:width="0.56243in" svg:height="0.2708in" style:rel-width="scale" style:rel-height="scale"><draw:image xlink:href="media/image8.png" xlink:type="simple" xlink:show="embed" xlink:actuate="onLoad"/><svg:title/><svg:desc/></draw:frame></text:span><text:span text:style-name="T10"><draw:frame draw:style-name="a8" draw:name="Рисунок 9" text:anchor-type="as-char" svg:x="0in" svg:y="0in" svg:width="0.44786in" svg:height="0.2708in" style:rel-width="scale" style:rel-height="scale"><draw:image xlink:href="media/image9.png" xlink:type="simple" xlink:show="embed" xlink:actuate="onLoad"/><svg:title/><svg:desc/></draw:frame></text:span><text:span text:style-name="T11"><draw:frame draw:style-name="a9" draw:name="Рисунок 10" text:anchor-type="as-char" svg:x="0in" svg:y="0in" svg:width="0.44786in" svg:height="0.2708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12"><draw:frame draw:style-name="a10" draw:name="Рисунок 12" text:anchor-type="as-char" svg:x="0in" svg:y="0in" svg:width="0.95821in" svg:height="0.62492in" style:rel-width="scale" style:rel-height="scale"><draw:image xlink:href="media/image11.png" xlink:type="simple" xlink:show="embed" xlink:actuate="onLoad"/><svg:title/><svg:desc/></draw:frame></text:span><text:span text:style-name="T13"><draw:frame draw:style-name="a11" draw:name="Рисунок 13" text:anchor-type="as-char" svg:x="0in" svg:y="0in" svg:width="1.77061in" svg:height="0.62492in" style:rel-width="scale" style:rel-height="scale"><draw:image xlink:href="media/image12.png" xlink:type="simple" xlink:show="embed" xlink:actuate="onLoad"/><svg:title/><svg:desc/></draw:frame></text:span><text:span text:style-name="T14"><draw:frame draw:style-name="a12" draw:name="Рисунок 14" text:anchor-type="as-char" svg:x="0in" svg:y="0in" svg:width="1.04154in" svg:height="0.62492in" style:rel-width="scale" style:rel-height="scale"><draw:image xlink:href="media/image13.png" xlink:type="simple" xlink:show="embed" xlink:actuate="onLoad"/><svg:title/><svg:desc/></draw:frame></text:span><text:span text:style-name="T15"><draw:frame draw:style-name="a13" draw:name="Рисунок 15" text:anchor-type="as-char" svg:x="0in" svg:y="0in" svg:width="0.73949in" svg:height="0.2708in" style:rel-width="scale" style:rel-height="scale"><draw:image xlink:href="media/image14.png" xlink:type="simple" xlink:show="embed" xlink:actuate="onLoad"/><svg:title/><svg:desc/></draw:frame></text:span></text:p>
      <text:p text:style-name="Standard">5</text:p>
      <text:p text:style-name="Standard"><text:span text:style-name="T16"><draw:frame draw:style-name="a14" draw:name="Рисунок 16" text:anchor-type="as-char" svg:x="0in" svg:y="0in" svg:width="1.01029in" svg:height="0.62492in" style:rel-width="scale" style:rel-height="scale"><draw:image xlink:href="media/image15.png" xlink:type="simple" xlink:show="embed" xlink:actuate="onLoad"/><svg:title/><svg:desc/></draw:frame></text:span><text:span text:style-name="T17"><draw:frame draw:style-name="a15" draw:name="Рисунок 17" text:anchor-type="as-char" svg:x="0in" svg:y="0in" svg:width="0.59368in" svg:height="0.62492in" style:rel-width="scale" style:rel-height="scale"><draw:image xlink:href="media/image16.png" xlink:type="simple" xlink:show="embed" xlink:actuate="onLoad"/><svg:title/><svg:desc/></draw:frame></text:span><text:span text:style-name="T18"><draw:frame draw:style-name="a16" draw:name="Рисунок 18" text:anchor-type="as-char" svg:x="0in" svg:y="0in" svg:width="1.03112in" svg:height="0.62492in" style:rel-width="scale" style:rel-height="scale"><draw:image xlink:href="media/image17.png" xlink:type="simple" xlink:show="embed" xlink:actuate="onLoad"/><svg:title/><svg:desc/></draw:frame></text:span></text:p>
      <text:p text:style-name="Standard"><text:span text:style-name="T19"><draw:frame draw:style-name="a17" draw:name="Рисунок 19" text:anchor-type="as-char" svg:x="0in" svg:y="0in" svg:width="1.07278in" svg:height="0.2708in" style:rel-width="scale" style:rel-height="scale"><draw:image xlink:href="media/image18.png" xlink:type="simple" xlink:show="embed" xlink:actuate="onLoad"/><svg:title/><svg:desc/></draw:frame></text:span><text:span text:style-name="T20"><draw:frame draw:style-name="a18" draw:name="Рисунок 20" text:anchor-type="as-char" svg:x="0in" svg:y="0in" svg:width="0.87489in" svg:height="0.2708in" style:rel-width="scale" style:rel-height="scale"><draw:image xlink:href="media/image19.png" xlink:type="simple" xlink:show="embed" xlink:actuate="onLoad"/><svg:title/><svg:desc/></draw:frame></text:span></text:p>
      <text:p text:style-name="Standard"><text:span text:style-name="T21"><draw:frame draw:style-name="a19" draw:name="Рисунок 21" text:anchor-type="as-char" svg:x="0in" svg:y="0in" svg:width="1.06237in" svg:height="0.29163in" style:rel-width="scale" style:rel-height="scale"><draw:image xlink:href="media/image20.png" xlink:type="simple" xlink:show="embed" xlink:actuate="onLoad"/><svg:title/><svg:desc/></draw:frame></text:span></text:p>
      <text:p text:style-name="Standard"><text:span text:style-name="T22"><draw:frame draw:style-name="a20" draw:name="Рисунок 22" text:anchor-type="as-char" svg:x="0in" svg:y="0in" svg:width="2.28096in" svg:height="0.62492in" style:rel-width="scale" style:rel-height="scale"><draw:image xlink:href="media/image21.png" xlink:type="simple" xlink:show="embed" xlink:actuate="onLoad"/><svg:title/><svg:desc/></draw:frame></text:span></text:p>
      <text:p text:style-name="Standard"><text:span text:style-name="T23"><draw:frame draw:style-name="a21" draw:name="Рисунок 23" text:anchor-type="as-char" svg:x="0in" svg:y="0in" svg:width="0.97904in" svg:height="0.2708in" style:rel-width="scale" style:rel-height="scale"><draw:image xlink:href="media/image22.png" xlink:type="simple" xlink:show="embed" xlink:actuate="onLoad"/><svg:title/><svg:desc/></draw:frame></text:span><text:span text:style-name="T24"><draw:frame draw:style-name="a22" draw:name="Рисунок 24" text:anchor-type="as-char" svg:x="0in" svg:y="0in" svg:width="0.96863in" svg:height="0.2708in" style:rel-width="scale" style:rel-height="scale"><draw:image xlink:href="media/image23.png" xlink:type="simple" xlink:show="embed" xlink:actuate="onLoad"/><svg:title/><svg:desc/></draw:frame></text:span></text:p>
      <text:p text:style-name="Standard"><text:span text:style-name="T25"><draw:frame draw:style-name="a23" draw:name="Рисунок 25" text:anchor-type="as-char" svg:x="0in" svg:y="0in" svg:width="0.95821in" svg:height="0.62492in" style:rel-width="scale" style:rel-height="scale"><draw:image xlink:href="media/image24.png" xlink:type="simple" xlink:show="embed" xlink:actuate="onLoad"/><svg:title/><svg:desc/></draw:frame></text:span><text:span text:style-name="T26"><draw:frame draw:style-name="a24" draw:name="Рисунок 26" text:anchor-type="as-char" svg:x="0in" svg:y="0in" svg:width="1.34358in" svg:height="0.62492in" style:rel-width="scale" style:rel-height="scale"><draw:image xlink:href="media/image25.png" xlink:type="simple" xlink:show="embed" xlink:actuate="onLoad"/><svg:title/><svg:desc/></draw:frame></text:span></text:p>
      <text:p text:style-name="Standard">6</text:p>
      <text:p text:style-name="Standard"><text:span text:style-name="T27"><draw:frame draw:style-name="a25" draw:name="Рисунок 28" text:anchor-type="as-char" svg:x="0in" svg:y="0in" svg:width="1.34358in" svg:height="0.62492in" style:rel-width="scale" style:rel-height="scale"><draw:image xlink:href="media/image25.png" xlink:type="simple" xlink:show="embed" xlink:actuate="onLoad"/><svg:title/><svg:desc/></draw:frame></text:span><text:span text:style-name="T28"><draw:frame draw:style-name="a26" draw:name="Рисунок 30" text:anchor-type="as-char" svg:x="0in" svg:y="0in" svg:width="0.59368in" svg:height="0.82281in" style:rel-width="scale" style:rel-height="scale"><draw:image xlink:href="media/image26.png" xlink:type="simple" xlink:show="embed" xlink:actuate="onLoad"/><svg:title/><svg:desc/></draw:frame></text:span></text:p>
      <text:p text:style-name="Standard"><text:span text:style-name="T29"><draw:frame draw:style-name="a27" draw:name="Рисунок 31" text:anchor-type="as-char" svg:x="0in" svg:y="0in" svg:width="1.34358in" svg:height="0.82281in" style:rel-width="scale" style:rel-height="scale"><draw:image xlink:href="media/image27.png" xlink:type="simple" xlink:show="embed" xlink:actuate="onLoad"/><svg:title/><svg:desc/></draw:frame></text:span></text:p>
      <text:p text:style-name="Standard"><text:span text:style-name="T30"><draw:frame draw:style-name="a28" draw:name="Рисунок 32" text:anchor-type="as-char" svg:x="0in" svg:y="0in" svg:width="1.51023in" svg:height="0.82281in" style:rel-width="scale" style:rel-height="scale"><draw:image xlink:href="media/image28.png" xlink:type="simple" xlink:show="embed" xlink:actuate="onLoad"/><svg:title/><svg:desc/></draw:frame></text:span></text:p>
      <text:soft-page-break/>
      <text:p text:style-name="Standard"><text:span text:style-name="T31"><draw:frame draw:style-name="a29" draw:name="Рисунок 33" text:anchor-type="as-char" svg:x="0in" svg:y="0in" svg:width="1.52064in" svg:height="0.82281in" style:rel-width="scale" style:rel-height="scale"><draw:image xlink:href="media/image2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clipseSpark </meta:initial-creator>
    <dc:creator>student</dc:creator>
    <meta:creation-date>2011-11-28T23:36:00Z</meta:creation-date>
    <dc:date>2019-10-03T08:02:00Z</dc:date>
    <meta:template xlink:href="Normal" xlink:type="simple"/>
    <meta:editing-cycles>16</meta:editing-cycles>
    <meta:editing-duration>PT2760S</meta:editing-duration>
    <meta:document-statistic meta:page-count="2" meta:paragraph-count="1" meta:word-count="8" meta:character-count="58" meta:row-count="1" meta:non-whitespace-character-count="51"/>
  </office:meta>
</office:document-meta>
</file>